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File</text:p>
          </table:table-cell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rc/FlowHeavy.java</text:p>
          </table:table-cell>
          <table:table-cell office:value-type="string">
            <text:p text:style-name="Table_20_Contents">FlowHeavy.earlyRemoveAll( boolean input1 , boolean input2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rc/FlowHeavy.java</text:p>
          </table:table-cell>
          <table:table-cell office:value-type="string">
            <text:p text:style-name="Table_20_Contents">FlowHeavy.isEqual( Integer i1 , Integer i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rc/Main.java</text:p>
          </table:table-cell>
          <table:table-cell office:value-type="string">
            <text:p text:style-name="Table_20_Contents">Main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rc/OperatorHeavy.java</text:p>
          </table:table-cell>
          <table:table-cell office:value-type="string">
            <text:p text:style-name="Table_20_Contents">OperatorHeavy.f1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0">
            <text:p text:style-name="Table_20_Contents">3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rc/OperatorHeavy.java</text:p>
          </table:table-cell>
          <table:table-cell office:value-type="string">
            <text:p text:style-name="Table_20_Contents">OperatorHeavy.f1_operation( Integer first , Integer seco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rc/OperatorHeavy.java</text:p>
          </table:table-cell>
          <table:table-cell office:value-type="string">
            <text:p text:style-name="Table_20_Contents">OperatorHeavy.f1_refactore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rc/OperatorHeavy.java</text:p>
          </table:table-cell>
          <table:table-cell office:value-type="string">
            <text:p text:style-name="Table_20_Contents">OperatorHeavy.f2( char ch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9">
            <text:p text:style-name="Table_20_Contents">19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